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7B00000165A82F93ABFB3ABC6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1.844cm" svg:height="12.281cm" svg:x="7.366cm" svg:y="1.386cm">
          <draw:image xlink:href="Pictures/100002010000027B00000165A82F93ABFB3ABC6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2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38cm" fo:text-indent="0cm"/>
      <style:text-properties fo:font-size="23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3cm" fo:text-indent="0cm"/>
      <style:text-properties fo:font-size="20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68cm" fo:text-indent="0cm"/>
      <style:text-properties fo:font-size="16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7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17.7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499cm" svg:x="1cm" svg:y="4.023cm"/>
      <draw:page-thumbnail draw:layer="backgroundobjects" svg:width="8.999cm" svg:height="4.499cm" svg:x="1cm" svg:y="12.599cm"/>
      <draw:page-thumbnail draw:layer="backgroundobjects" svg:width="8.999cm" svg:height="4.499cm" svg:x="1cm" svg:y="21.175cm"/>
      <draw:page-thumbnail draw:layer="backgroundobjects" svg:width="8.999cm" svg:height="4.499cm" svg:x="11cm" svg:y="4.023cm"/>
      <draw:page-thumbnail draw:layer="backgroundobjects" svg:width="8.999cm" svg:height="4.499cm" svg:x="11cm" svg:y="12.599cm"/>
      <draw:page-thumbnail draw:layer="backgroundobjects" svg:width="8.999cm" svg:height="4.499cm" svg:x="11cm" svg:y="21.175cm"/>
    </style:handout-master>
    <style:master-page style:name="Default" style:page-layout-name="PM1" draw:style-name="Mdp1">
      <draw:frame presentation:style-name="Default-title" draw:layer="backgroundobjects" svg:width="32.003cm" svg:height="2.969cm" svg:x="1.778cm" svg:y="0.708cm" presentation:class="title" presentation:placeholder="true">
        <draw:text-box/>
      </draw:frame>
      <draw:frame presentation:style-name="Default-outline1" draw:layer="backgroundobjects" svg:width="32.003cm" svg:height="10.312cm" svg:x="1.778cm" svg:y="4.16cm" presentation:class="outline" presentation:placeholder="true">
        <draw:text-box/>
      </draw:frame>
      <draw:frame presentation:style-name="Mpr1" draw:text-style-name="MP2" draw:layer="backgroundobjects" svg:width="8.285cm" svg:height="1.226cm" svg:x="1.778cm" svg:y="16.19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271cm" svg:height="1.226cm" svg:x="12.16cm" svg:y="16.19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285cm" svg:height="1.226cm" svg:x="25.495cm" svg:y="16.1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09:55:27.256350371</meta:creation-date>
    <dc:date>2016-11-08T16:15:57.529121493</dc:date>
    <meta:editing-duration>PT59M58S</meta:editing-duration>
    <meta:editing-cycles>65</meta:editing-cycles>
    <meta:generator>LibreOffice/5.1.4.2$Linux_X86_64 LibreOffice_project/10m0$Build-2</meta:generator>
    <meta:document-statistic meta:object-count="24"/>
  </office:meta>
</office:document-meta>
</file>